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shapes>
          <draw:frame draw:z-index="0" draw:style-name="gr1" draw:text-style-name="P1" svg:width="6.2988in" svg:height="3.548in" svg:x="6.161in" svg:y="3.1634in">
            <draw:object draw:notify-on-update-of-ranges="'raw data'.A30:'raw data'.A31 'raw data'.C19:'raw data'.C28 'raw data'.E19:'raw data'.E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U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/R2</text:p>
          </table:table-cell>
          <table:table-cell/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560" calcext:value-type="float">
            <text:p>560</text:p>
          </table:table-cell>
          <table:table-cell table:formula="of:=1/2000" office:value-type="float" office:value="0.0005" calcext:value-type="float">
            <text:p>0.0005</text:p>
          </table:table-cell>
          <table:table-cell/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, kOhm</text:p>
          </table:table-cell>
          <table:table-cell office:value-type="string" calcext:value-type="string">
            <text:p>x, c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$D$3]*[.$B$3]/([.$C$3]+[.B19]*10^3)" office:value-type="float" office:value="0.00000000703093611892" calcext:value-type="float">
            <text:p>7.03093611892326E-09</text:p>
          </table:table-cell>
          <table:table-cell table:formula="of:=[.D19]*10^9" office:value-type="float" office:value="7.03093611892326" calcext:value-type="float">
            <text:p>7.03093611892326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2.2" calcext:value-type="float">
            <text:p>2.2</text:p>
          </table:table-cell>
          <table:table-cell table:formula="of:=[.$D$3]*[.$B$3]/([.$C$3]+[.B20]*10^3)" office:value-type="float" office:value="0.00000000781598928093" calcext:value-type="float">
            <text:p>7.81598928092899E-09</text:p>
          </table:table-cell>
          <table:table-cell table:formula="of:=[.D20]*10^9" office:value-type="float" office:value="7.81598928092899" calcext:value-type="float">
            <text:p>7.81598928092899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2.4" calcext:value-type="float">
            <text:p>2.4</text:p>
          </table:table-cell>
          <table:table-cell table:formula="of:=[.$D$3]*[.$B$3]/([.$C$3]+[.B21]*10^3)" office:value-type="float" office:value="0.00000000879839115133" calcext:value-type="float">
            <text:p>8.79839115133233E-09</text:p>
          </table:table-cell>
          <table:table-cell table:formula="of:=[.D21]*10^9" office:value-type="float" office:value="8.79839115133233" calcext:value-type="float">
            <text:p>8.79839115133233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.6" calcext:value-type="float">
            <text:p>2.6</text:p>
          </table:table-cell>
          <table:table-cell table:formula="of:=[.$D$3]*[.$B$3]/([.$C$3]+[.B22]*10^3)" office:value-type="float" office:value="0.00000001006325474411" calcext:value-type="float">
            <text:p>1.00632547441058E-08</text:p>
          </table:table-cell>
          <table:table-cell table:formula="of:=[.D22]*10^9" office:value-type="float" office:value="10.0632547441058" calcext:value-type="float">
            <text:p>10.0632547441058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formula="of:=[.$D$3]*[.$B$3]/([.$C$3]+[.B23]*10^3)" office:value-type="float" office:value="0.00000001175285426461" calcext:value-type="float">
            <text:p>1.17528542646071E-08</text:p>
          </table:table-cell>
          <table:table-cell table:formula="of:=[.D23]*10^9" office:value-type="float" office:value="11.7528542646071" calcext:value-type="float">
            <text:p>11.752854264607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table:formula="of:=[.$D$3]*[.$B$3]/([.$C$3]+[.B24]*10^3)" office:value-type="float" office:value="0.00000001412429378531" calcext:value-type="float">
            <text:p>1.41242937853107E-08</text:p>
          </table:table-cell>
          <table:table-cell table:formula="of:=[.D24]*10^9" office:value-type="float" office:value="14.1242937853107" calcext:value-type="float">
            <text:p>14.124293785310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.4" calcext:value-type="float">
            <text:p>4.4</text:p>
          </table:table-cell>
          <table:table-cell table:formula="of:=[.$D$3]*[.$B$3]/([.$C$3]+[.B25]*10^3)" office:value-type="float" office:value="0.00000001769464105157" calcext:value-type="float">
            <text:p>1.76946410515672E-08</text:p>
          </table:table-cell>
          <table:table-cell table:formula="of:=[.D25]*10^9" office:value-type="float" office:value="17.6946410515672" calcext:value-type="float">
            <text:p>17.694641051567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5.6" calcext:value-type="float">
            <text:p>5.6</text:p>
          </table:table-cell>
          <table:table-cell table:formula="of:=[.$D$3]*[.$B$3]/([.$C$3]+[.B26]*10^3)" office:value-type="float" office:value="0.00000002368064952639" calcext:value-type="float">
            <text:p>2.3680649526387E-08</text:p>
          </table:table-cell>
          <table:table-cell table:formula="of:=[.D26]*10^9" office:value-type="float" office:value="23.680649526387" calcext:value-type="float">
            <text:p>23.68064952638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.2" calcext:value-type="float">
            <text:p>8.2</text:p>
          </table:table-cell>
          <table:table-cell table:formula="of:=[.$D$3]*[.$B$3]/([.$C$3]+[.B27]*10^3)" office:value-type="float" office:value="0.00000003578732106339" calcext:value-type="float">
            <text:p>3.57873210633947E-08</text:p>
          </table:table-cell>
          <table:table-cell table:formula="of:=[.D27]*10^9" office:value-type="float" office:value="35.7873210633947" calcext:value-type="float">
            <text:p>35.787321063394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.4" calcext:value-type="float">
            <text:p>16.4</text:p>
          </table:table-cell>
          <table:table-cell table:formula="of:=[.$D$3]*[.$B$3]/([.$C$3]+[.B28]*10^3)" office:value-type="float" office:value="0.00000007322175732218" calcext:value-type="float">
            <text:p>7.32217573221757E-08</text:p>
          </table:table-cell>
          <table:table-cell table:formula="of:=[.D28]*10^9" office:value-type="float" office:value="73.2217573221757" calcext:value-type="float">
            <text:p>73.22175732217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0</text:p>
          </table:table-cell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R, kOhm</text:p>
          </table:table-cell>
          <table:table-cell office:value-type="string" calcext:value-type="string">
            <text:p>x, c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.03093611892326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2.2" calcext:value-type="float">
            <text:p>2.2</text:p>
          </table:table-cell>
          <table:table-cell table:style-name="ce1" office:value-type="float" office:value="7.81598928092899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2.4" calcext:value-type="float">
            <text:p>2.4</text:p>
          </table:table-cell>
          <table:table-cell table:style-name="ce1" office:value-type="float" office:value="8.79839115133233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.6" calcext:value-type="float">
            <text:p>2.6</text:p>
          </table:table-cell>
          <table:table-cell table:style-name="ce1" office:value-type="float" office:value="10.0632547441058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.7528542646071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table:style-name="ce1" office:value-type="float" office:value="14.1242937853107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.4" calcext:value-type="float">
            <text:p>4.4</text:p>
          </table:table-cell>
          <table:table-cell table:style-name="ce1" office:value-type="float" office:value="17.6946410515672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5.6" calcext:value-type="float">
            <text:p>5.6</text:p>
          </table:table-cell>
          <table:table-cell table:style-name="ce1" office:value-type="float" office:value="23.680649526387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.2" calcext:value-type="float">
            <text:p>8.2</text:p>
          </table:table-cell>
          <table:table-cell table:style-name="ce1" office:value-type="float" office:value="35.7873210633947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.4" calcext:value-type="float">
            <text:p>16.4</text:p>
          </table:table-cell>
          <table:table-cell table:style-name="ce1" office:value-type="float" office:value="73.2217573221757" calcext:value-type="float">
            <text:p>73</text:p>
          </table:table-cell>
          <table:table-cell/>
        </table:table-row>
      </table:table>
      <table:table table:name="Rкр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кр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е переходит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экспоненциальный спуск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1/R2</text:p>
          </table:table-cell>
          <table:table-cell office:value-type="string" calcext:value-type="string">
            <text:p>1/5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видео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, kOm</text:p>
          </table:table-cell>
          <table:table-cell table:style-name="ce2" office:value-type="string" calcext:value-type="string">
            <text:p>x_n</text:p>
          </table:table-cell>
          <table:table-cell table:style-name="ce2" office:value-type="string" calcext:value-type="string">
            <text:p>x_n+k</text:p>
          </table:table-cell>
          <table:table-cell table:style-name="ce2" office:value-type="string" calcext:value-type="string">
            <text:p>Theta </text:p>
          </table:table-cell>
          <table:table-cell table:style-name="ce2" office:value-type="string" calcext:value-type="string">
            <text:p>R кр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.89" calcext:value-type="float">
            <text:p>6.89</text:p>
          </table:table-cell>
          <table:table-cell/>
          <table:table-cell table:style-name="ce2" office:value-type="float" office:value="7.89" calcext:value-type="float">
            <text:p>7.89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7.62" calcext:value-type="float">
            <text:p>7.62</text:p>
          </table:table-cell>
          <table:table-cell/>
          <table:table-cell table:style-name="ce2" office:value-type="float" office:value="8.62" calcext:value-type="float">
            <text:p>8.62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7.81" calcext:value-type="float">
            <text:p>7.81</text:p>
          </table:table-cell>
          <table:table-cell/>
          <table:table-cell table:style-name="ce2" office:value-type="float" office:value="8.81" calcext:value-type="float">
            <text:p>8.81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7.7" calcext:value-type="float">
            <text:p>7.7</text:p>
          </table:table-cell>
          <table:table-cell/>
          <table:table-cell table:style-name="ce2" office:value-type="float" office:value="8.31" calcext:value-type="float">
            <text:p>8.31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7.84" calcext:value-type="float">
            <text:p>7.84</text:p>
          </table:table-cell>
          <table:table-cell/>
          <table:table-cell table:style-name="ce2" office:value-type="float" office:value="8.84" calcext:value-type="float">
            <text:p>8.84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7.69" calcext:value-type="float">
            <text:p>7.69</text:p>
          </table:table-cell>
          <table:table-cell/>
          <table:table-cell table:style-name="ce2" office:value-type="float" office:value="8.69" calcext:value-type="float">
            <text:p>8.69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7.96" calcext:value-type="float">
            <text:p>7.96</text:p>
          </table:table-cell>
          <table:table-cell/>
          <table:table-cell table:style-name="ce2" office:value-type="float" office:value="7.96" calcext:value-type="float">
            <text:p>7.96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.33" calcext:value-type="float">
            <text:p>8.33</text:p>
          </table:table-cell>
          <table:table-cell/>
          <table:table-cell table:style-name="ce2" office:value-type="float" office:value="8.33" calcext:value-type="float">
            <text:p>8.33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8.76" calcext:value-type="float">
            <text:p>8.76</text:p>
          </table:table-cell>
          <table:table-cell/>
          <table:table-cell table:style-name="ce2" office:value-type="float" office:value="8.76" calcext:value-type="float">
            <text:p>8.76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9.02" calcext:value-type="float">
            <text:p>9.02</text:p>
          </table:table-cell>
          <table:table-cell/>
          <table:table-cell table:style-name="ce2" office:value-type="float" office:value="9.02" calcext:value-type="float">
            <text:p>9.02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9.16" calcext:value-type="float">
            <text:p>9.16</text:p>
          </table:table-cell>
          <table:table-cell/>
          <table:table-cell table:style-name="ce2" office:value-type="float" office:value="9.16" calcext:value-type="float">
            <text:p>9.1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AVERAGE([.G21:.G31])" office:value-type="float" office:value="8.07090909090909" calcext:value-type="float">
            <text:p>8.07090909090909</text:p>
          </table:table-cell>
          <table:table-cell/>
          <table:table-cell table:formula="of:=AVERAGE([.I21:.I31])" office:value-type="float" office:value="8.58090909090909" calcext:value-type="float">
            <text:p>8.58090909090909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8in" svg:x="5.4177in" svg:y="3.7185in">
            <draw:object draw:notify-on-update-of-ranges="Sheet3.B31:Sheet3.B42 Sheet3.C31:Sheet3.C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1/R2</text:p>
          </table:table-cell>
          <table:table-cell office:value-type="string" calcext:value-type="string">
            <text:p>1/70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U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/R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560" calcext:value-type="float">
            <text:p>560</text:p>
          </table:table-cell>
          <table:table-cell table:formula="of:=1/2000" office:value-type="float" office:value="0.0005" calcext:value-type="float">
            <text:p>0.000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/>
          <table:table-cell office:value-type="string" calcext:value-type="string">
            <text:p>phi max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_max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1/([.B15]*10^3+[.$B$8]) * 10^5" office:value-type="float" office:value="1.97784810126582" calcext:value-type="float">
            <text:p>1.97784810126582</text:p>
          </table:table-cell>
          <table:table-cell table:formula="of:=[.C15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1/([.B16]*10^3+[.$B$8]) * 10^5" office:value-type="float" office:value="2.19490781387182" calcext:value-type="float">
            <text:p>2.19490781387182</text:p>
          </table:table-cell>
          <table:table-cell table:formula="of:=[.C16]" office:value-type="float" office:value="15.8" calcext:value-type="float">
            <text:p>15.8</text:p>
          </table:table-cell>
        </table:table-row>
        <table:table-row table:style-name="ro1">
          <table:table-cell/>
          <table:table-cell table:formula="of:=1/([.B17]*10^3+[.$B$8]) * 10^5" office:value-type="float" office:value="2.465483234714" calcext:value-type="float">
            <text:p>2.465483234714</text:p>
          </table:table-cell>
          <table:table-cell table:formula="of:=[.C17]" office:value-type="float" office:value="15.5" calcext:value-type="float">
            <text:p>15.5</text:p>
          </table:table-cell>
        </table:table-row>
        <table:table-row table:style-name="ro1">
          <table:table-cell/>
          <table:table-cell table:formula="of:=1/([.B18]*10^3+[.$B$8]) * 10^5" office:value-type="float" office:value="2.81214848143982" calcext:value-type="float">
            <text:p>2.81214848143982</text:p>
          </table:table-cell>
          <table:table-cell table:formula="of:=[.C18]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1/([.B19]*10^3+[.$B$8]) * 10^5" office:value-type="float" office:value="3.27225130890052" calcext:value-type="float">
            <text:p>3.27225130890052</text:p>
          </table:table-cell>
          <table:table-cell table:formula="of:=[.C19]" office:value-type="float" office:value="14.9" calcext:value-type="float">
            <text:p>14.9</text:p>
          </table:table-cell>
        </table:table-row>
        <table:table-row table:style-name="ro1">
          <table:table-cell/>
          <table:table-cell table:formula="of:=1/([.B20]*10^3+[.$B$8]) * 10^5" office:value-type="float" office:value="3.91236306729264" calcext:value-type="float">
            <text:p>3.91236306729264</text:p>
          </table:table-cell>
          <table:table-cell table:formula="of:=[.C20]" office:value-type="float" office:value="14.5" calcext:value-type="float">
            <text:p>14.5</text:p>
          </table:table-cell>
        </table:table-row>
        <table:table-row table:style-name="ro1">
          <table:table-cell/>
          <table:table-cell table:formula="of:=1/([.B21]*10^3+[.$B$8]) * 10^5" office:value-type="float" office:value="4.86381322957199" calcext:value-type="float">
            <text:p>4.86381322957199</text:p>
          </table:table-cell>
          <table:table-cell table:formula="of:=[.C21]" office:value-type="float" office:value="13.5" calcext:value-type="float">
            <text:p>13.5</text:p>
          </table:table-cell>
        </table:table-row>
        <table:table-row table:style-name="ro1">
          <table:table-cell/>
          <table:table-cell table:formula="of:=1/([.B22]*10^3+[.$B$8]) * 10^5" office:value-type="float" office:value="6.426735218509" calcext:value-type="float">
            <text:p>6.426735218509</text:p>
          </table:table-cell>
          <table:table-cell table:formula="of:=[.C22]"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1/([.B23]*10^3+[.$B$8]) * 10^5" office:value-type="float" office:value="9.46969696969697" calcext:value-type="float">
            <text:p>9.46969696969697</text:p>
          </table:table-cell>
          <table:table-cell table:formula="of:=[.C23]"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1/([.B24]*10^3+[.$B$8]) * 10^5" office:value-type="float" office:value="17.9856115107914" calcext:value-type="float">
            <text:p>17.9856115107914</text:p>
          </table:table-cell>
          <table:table-cell table:formula="of:=[.C24]" office:value-type="float" office:value="7.5" calcext:value-type="float">
            <text:p>7.5</text:p>
          </table:table-cell>
        </table:table-row>
        <table:table-row table:style-name="ro1">
          <table:table-cell/>
          <table:table-cell table:formula="of:=1/([.B25]*10^3+[.$B$8]) * 10^5" office:value-type="float" office:value="21.9298245614035" calcext:value-type="float">
            <text:p>21.9298245614035</text:p>
          </table:table-cell>
          <table:table-cell table:formula="of:=[.C25]" office:value-type="float" office:value="6.3" calcext:value-type="float">
            <text:p>6.3</text:p>
          </table:table-cell>
        </table:table-row>
        <table:table-row table:style-name="ro1">
          <table:table-cell/>
          <table:table-cell table:formula="of:=1/([.B26]*10^3+[.$B$8]) * 10^5" office:value-type="float" office:value="39.0625" calcext:value-type="float">
            <text:p>39.0625</text:p>
          </table:table-cell>
          <table:table-cell table:formula="of:=[.C26]" office:value-type="float" office:value="3.1" calcext:value-type="float">
            <text:p>3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5">
      <number:minutes number:style="long"/>
      <number:text>:</number:text>
      <number:seconds number:style="long" number:decimal-places="1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currency-style style:name="N152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2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2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0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0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0P2" style:volatile="true">
      <number:text> </number:text>
      <number:currency-symbol/>
      <number:fill-character> </number:fill-character>
      <number:text>-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5">
      <number:hours/>
      <number:text>:</number:text>
      <number:minutes number:style="long"/>
      <number:text>:</number:text>
      <number:seconds number:style="long"/>
    </number:time-style>
    <number:time-style style:name="N144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  <number:text> </number:text>
      <number:am-pm/>
    </number:time-style>
    <number:date-style style:name="N141">
      <number:month number:textual="true"/>
      <number:text>-</number:text>
      <number:year/>
    </number:date-style>
    <number:date-style style:name="N140">
      <number:day/>
      <number:text>-</number:text>
      <number:month number:textual="true"/>
    </number:date-style>
    <number:date-style style:name="N139">
      <number:day/>
      <number:text>-</number:text>
      <number:month number:textual="true"/>
      <number:text>-</number:text>
      <number:year/>
    </number:date-style>
    <number:date-style style:name="N138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number-style style:name="N133">
      <number:number number:decimal-places="1" number:min-decimal-places="1" number:min-integer-digits="1" number:grouping="true"/>
    </number:number-style>
    <number:number-style style:name="N132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number-style style:name="N130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5:14:20.663931735</meta:creation-date>
    <meta:generator>LibreOffice/7.3.7.2$Linux_X86_64 LibreOffice_project/30$Build-2</meta:generator>
    <dc:date>2024-12-14T12:34:49.379547790</dc:date>
    <meta:editing-duration>P7DT4H2M46S</meta:editing-duration>
    <meta:editing-cycles>10</meta:editing-cycles>
    <meta:document-statistic meta:table-count="3" meta:cell-count="25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100" loext:regression-extrapolate-backward="200" chart:regression-type="linear"/>
      <style:graphic-properties svg:stroke-color="#004586"/>
    </style:style>
    <style:style style:name="ch11" style:family="chart" style:data-style-name="N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13cm" xlink:href=".." xlink:type="simple" chart:class="chart:scatter" chart:style-name="ch1">
        <chart:title svg:x="7.943cm" svg:y="0.485cm" chart:style-name="ch2">
          <text:p>I(x)</text:p>
        </chart:title>
        <chart:plot-area chart:style-name="ch3" table:cell-range-address="'raw data'.A30:'raw data'.A31 'raw data'.C19:'raw data'.C28 'raw data'.E19:'raw data'.E28" chart:data-source-has-labels="column" svg:x="0.525cm" svg:y="0.178cm" svg:width="15.17cm" svg:height="8.505cm">
          <chart:coordinate-region svg:x="1.146cm" svg:y="0.378cm" svg:width="14.363cm" svg:height="7.658cm"/>
          <chart:axis chart:dimension="x" chart:name="primary-x" chart:style-name="ch4" chartooo:axis-type="auto">
            <chart:title svg:x="7.682cm" svg:y="8.453cm" chart:style-name="ch5">
              <text:p>x, cm</text:p>
            </chart:title>
            <chart:categories table:cell-range-address="'raw data'.A30:'raw data'.A31"/>
          </chart:axis>
          <chart:axis chart:dimension="y" chart:name="primary-y" chart:style-name="ch6">
            <chart:title svg:x="0cm" svg:y="4.805cm" chart:style-name="ch7">
              <text:p>I, нА</text:p>
            </chart:title>
            <chart:grid chart:style-name="ch8" chart:class="major"/>
          </chart:axis>
          <chart:series chart:style-name="ch9" chart:values-cell-range-address="'raw data'.E19:'raw data'.E28" chart:class="chart:scatter">
            <chart:domain table:cell-range-address="'raw data'.C19:'raw data'.C28"/>
            <chart:regression-curve chart:style-name="ch10">
              <chart:equation chart:display-equation="true" chart:display-r-square="false" svg:x="1.451cm" svg:y="2.48cm" chart:style-name="ch11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R0</text:p>
                <draw:g>
                  <svg:desc>'raw data'.A30:'raw data'.A31</svg:desc>
                </draw:g>
              </table:table-cell>
              <table:table-cell office:value-type="float" office:value="2">
                <text:p>2</text:p>
                <draw:g>
                  <svg:desc>'raw data'.C19:'raw data'.C28</svg:desc>
                </draw:g>
              </table:table-cell>
              <table:table-cell office:value-type="float" office:value="7.03093611892326">
                <text:p>7.03093611892326</text:p>
                <draw:g>
                  <svg:desc>'raw data'.E19:'raw data'.E2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">
                <text:p>2.2</text:p>
              </table:table-cell>
              <table:table-cell office:value-type="float" office:value="7.81598928092899">
                <text:p>7.81598928092899</text:p>
              </table:table-cell>
            </table:table-row>
            <table:table-row>
              <table:table-cell office:value-type="string"/>
              <table:table-cell office:value-type="float" office:value="2.4">
                <text:p>2.4</text:p>
              </table:table-cell>
              <table:table-cell office:value-type="float" office:value="8.79839115133233">
                <text:p>8.79839115133233</text:p>
              </table:table-cell>
            </table:table-row>
            <table:table-row>
              <table:table-cell office:value-type="string"/>
              <table:table-cell office:value-type="float" office:value="2.6">
                <text:p>2.6</text:p>
              </table:table-cell>
              <table:table-cell office:value-type="float" office:value="10.0632547441058">
                <text:p>10.0632547441058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11.7528542646071">
                <text:p>11.7528542646071</text:p>
              </table:table-cell>
            </table:table-row>
            <table:table-row>
              <table:table-cell office:value-type="string"/>
              <table:table-cell office:value-type="float" office:value="3.5">
                <text:p>3.5</text:p>
              </table:table-cell>
              <table:table-cell office:value-type="float" office:value="14.1242937853107">
                <text:p>14.1242937853107</text:p>
              </table:table-cell>
            </table:table-row>
            <table:table-row>
              <table:table-cell office:value-type="string"/>
              <table:table-cell office:value-type="float" office:value="4.4">
                <text:p>4.4</text:p>
              </table:table-cell>
              <table:table-cell office:value-type="float" office:value="17.6946410515672">
                <text:p>17.6946410515672</text:p>
              </table:table-cell>
            </table:table-row>
            <table:table-row>
              <table:table-cell office:value-type="string"/>
              <table:table-cell office:value-type="float" office:value="5.6">
                <text:p>5.6</text:p>
              </table:table-cell>
              <table:table-cell office:value-type="float" office:value="23.680649526387">
                <text:p>23.680649526387</text:p>
              </table:table-cell>
            </table:table-row>
            <table:table-row>
              <table:table-cell office:value-type="string"/>
              <table:table-cell office:value-type="float" office:value="8.2">
                <text:p>8.2</text:p>
              </table:table-cell>
              <table:table-cell office:value-type="float" office:value="35.7873210633947">
                <text:p>35.7873210633947</text:p>
              </table:table-cell>
            </table:table-row>
            <table:table-row>
              <table:table-cell office:value-type="string"/>
              <table:table-cell office:value-type="float" office:value="16.4">
                <text:p>16.4</text:p>
              </table:table-cell>
              <table:table-cell office:value-type="float" office:value="73.2217573221757">
                <text:p>73.22175732217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13cm" xlink:href=".." xlink:type="simple" chart:class="chart:scatter" chart:style-name="ch1">
        <chart:plot-area chart:style-name="ch2" table:cell-range-address="Sheet3.B31:Sheet3.C42" svg:x="0.281cm" svg:y="0.236cm" svg:width="14.936cm" svg:height="8.652cm">
          <chart:coordinate-region svg:x="0.902cm" svg:y="0.435cm" svg:width="14.128cm" svg:height="7.80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3.C31:Sheet3.C42" chart:class="chart:scatter">
            <chart:domain table:cell-range-address="Sheet3.B31:Sheet3.B42"/>
            <chart:regression-curve chart:style-name="ch7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7784810126582">
                <text:p>1.97784810126582</text:p>
                <draw:g>
                  <svg:desc>Sheet3.B31:Sheet3.B42</svg:desc>
                </draw:g>
              </table:table-cell>
              <table:table-cell office:value-type="float" office:value="16">
                <text:p>16</text:p>
                <draw:g>
                  <svg:desc>Sheet3.C31:Sheet3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9490781387182">
                <text:p>2.19490781387182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65483234714">
                <text:p>2.46548323471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214848143982">
                <text:p>2.812148481439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7225130890052">
                <text:p>3.27225130890052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1236306729264">
                <text:p>3.91236306729264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6381322957199">
                <text:p>4.8638132295719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26735218509">
                <text:p>6.4267352185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46969696969697">
                <text:p>9.469696969696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9856115107914">
                <text:p>17.985611510791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9298245614035">
                <text:p>21.929824561403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.0625">
                <text:p>39.0625</text:p>
              </table:table-cell>
              <table:table-cell office:value-type="float" office:value="3.1">
                <text:p>3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